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2pt" style:text-underline-style="none" style:font-size-asian="12pt" style:font-size-complex="12pt"/>
    </style:style>
    <style:style style:name="P2" style:family="paragraph" style:parent-style-name="Standard">
      <style:paragraph-properties fo:text-align="justify" style:justify-single-word="false"/>
      <style:text-properties style:font-name="Arial" fo:font-size="12pt" style:text-underline-style="none" fo:font-weight="normal" officeooo:rsid="0015083b" officeooo:paragraph-rsid="00178bda"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15083b" officeooo:paragraph-rsid="0015083b"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officeooo:rsid="0015083b" officeooo:paragraph-rsid="00196f11" style:font-size-asian="12pt" style:font-size-complex="12pt"/>
    </style:style>
    <style:style style:name="T1" style:family="text">
      <style:text-properties style:text-underline-style="none"/>
    </style:style>
    <style:style style:name="T2" style:family="text">
      <style:text-properties style:text-underline-style="none" fo:font-weight="normal" officeooo:rsid="0015c197" style:font-weight-asian="normal" style:font-weight-complex="normal"/>
    </style:style>
    <style:style style:name="T3" style:family="text">
      <style:text-properties officeooo:rsid="0015c197"/>
    </style:style>
    <style:style style:name="T4" style:family="text">
      <style:text-properties style:text-position="0% 100%" officeooo:rsid="0015c197"/>
    </style:style>
    <style:style style:name="T5" style:family="text">
      <style:text-properties style:text-position="0% 100%" style:text-underline-style="none" fo:font-weight="normal" officeooo:rsid="0015c197" style:font-weight-asian="normal" style:font-weight-complex="normal"/>
    </style:style>
    <style:style style:name="T6" style:family="text">
      <style:text-properties style:text-position="0% 100%" style:text-underline-style="none" fo:font-weight="normal" officeooo:rsid="00196f11" style:font-weight-asian="normal" style:font-weight-complex="normal"/>
    </style:style>
    <style:style style:name="T7" style:family="text">
      <style:text-properties officeooo:rsid="00196f11"/>
    </style:style>
    <style:style style:name="T8" style:family="text">
      <style:text-properties fo:font-variant="normal" fo:text-transform="none" fo:color="#424242" style:text-line-through-style="none" style:text-line-through-type="none" style:text-position="0% 100%" fo:font-style="normal" style:text-underline-style="none" fo:font-weight="normal" officeooo:rsid="0015c197" style:text-blinking="false" fo:background-color="transparent" loext:char-shading-value="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pan text:style-name="T1"><text:tab/></text:span>Introduction</text:p>
      <text:p text:style-name="P3"/>
      <text:p text:style-name="P2"><text:tab/><text:span text:style-name="T3">The ability to create a library of DNA can be very useful for a variety of purposes, for example to assess gene function, to produce recombinant proteins, or even for gene therapy. Starting from traditional gene assembly using recombinant DNA in plasmid constructs, various DNA construction methods have been developed, such as BioBricks, Golden Gate, and Molecular Cloning <text:s/></text:span><text:reference-mark-start text:name="ADDIN CSL_CITATION {&quot;citationItems&quot;: [{&quot;uris&quot;: [&quot;http://www.mendeley.com/documents/?uuid=30ca44cd-07ee-3091-829c-83a766426433&quot;], &quot;id&quot;: &quot;ITEM-1&quot;, &quot;itemData&quot;: {&quot;publisher&quot;: &quot;Humana Press, Totowa, NJ&quot;, &quot;type&quot;: &quot;chapter&quot;, &quot;author&quot;: [{&quot;non-dropping-particle&quot;: &quot;&quot;, &quot;suffix&quot;: &quot;&quot;, &quot;parse-names&quot;: false, &quot;dropping-particle&quot;: &quot;&quot;, &quot;family&quot;: &quot;R\u00f8kke&quot;, &quot;given&quot;: &quot;Gunvor&quot;}, {&quot;non-dropping-particle&quot;: &quot;&quot;, &quot;suffix&quot;: &quot;&quot;, &quot;parse-names&quot;: false, &quot;dropping-particle&quot;: &quot;&quot;, &quot;family&quot;: &quot;Korvald&quot;, &quot;given&quot;: &quot;Eirin&quot;}, {&quot;non-dropping-particle&quot;: &quot;&quot;, &quot;suffix&quot;: &quot;&quot;, &quot;parse-names&quot;: false, &quot;dropping-particle&quot;: &quot;&quot;, &quot;family&quot;: &quot;Pahr&quot;, &quot;given&quot;: &quot;Jarle&quot;}, {&quot;non-dropping-particle&quot;: &quot;&quot;, &quot;suffix&quot;: &quot;&quot;, &quot;parse-names&quot;: false, &quot;dropping-particle&quot;: &quot;&quot;, &quot;family&quot;: &quot;\u00d8y\u00e5s&quot;, &quot;given&quot;: &quot;Ove&quot;}, {&quot;non-dropping-particle&quot;: &quot;&quot;, &quot;suffix&quot;: &quot;&quot;, &quot;parse-names&quot;: false, &quot;dropping-particle&quot;: &quot;&quot;, &quot;family&quot;: &quot;Lale&quot;, &quot;given&quot;: &quot;Rahmi&quot;}], &quot;title&quot;: &quot;BioBrick Assembly Standards and Techniques and Associated Software Tools&quot;, &quot;id&quot;: &quot;ITEM-1&quot;, &quot;page&quot;: &quot;1-24&quot;, &quot;issued&quot;: {&quot;date-parts&quot;: [[&quot;2014&quot;]]}, &quot;DOI&quot;: &quot;10.1007/978-1-62703-764-8_1&quot;}}, {&quot;uris&quot;: [&quot;http://www.mendeley.com/documents/?uuid=82b32046-3928-32c8-a8b6-c1c1e0b58e5a&quot;], &quot;id&quot;: &quot;ITEM-2&quot;, &quot;itemData&quot;: {&quot;volume&quot;: &quot;3&quot;, &quot;abstract&quot;: &quot;Current cloning technologies based on site-specific recombination are efficient, simple to use, and flexible, but have the drawback of leaving recombination site sequences in the final construct, adding an extra 8 to 13 amino acids to the expressed protein. We have devised a simple and rapid subcloning strategy to transfer any DNA fragment of interest from an entry clone into an expression vector, without this shortcoming. The strategy is based on the use of type IIs restriction enzymes, which cut outside of their recognition sequence. With proper design of the cleavage sites, two fragments cut by type IIs restriction enzymes can be ligated into a product lacking the original restriction site. Based on this property, a cloning strategy called \u2018Golden Gate\u2019 cloning was devised that allows to obtain in one tube and one step close to one hundred percent correct recombinant plasmids after just a 5 minute restriction-ligation. This method is therefore as efficient as currently used recombination-based cloning technologies but yields recombinant plasmids that do not contain unwanted sequences in the final construct, thus providing precision for this fundamental process of genetic manipulation.&quot;, &quot;editor&quot;: [{&quot;non-dropping-particle&quot;: &quot;&quot;, &quot;suffix&quot;: &quot;&quot;, &quot;parse-names&quot;: false, &quot;dropping-particle&quot;: &quot;&quot;, &quot;family&quot;: &quot;El-Shemy&quot;, &quot;given&quot;: &quot;Hany A.&quot;}], &quot;title&quot;: &quot;A One Pot, One Step, Precision Cloning Method with High Throughput Capability&quot;, &quot;ISSN&quot;: &quot;1932-6203&quot;, &quot;issue&quot;: &quot;11&quot;, &quot;page&quot;: &quot;e3647&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Kandzia&quot;, &quot;given&quot;: &quot;Romy&quot;}, {&quot;non-dropping-particle&quot;: &quot;&quot;, &quot;suffix&quot;: &quot;&quot;, &quot;parse-names&quot;: false, &quot;dropping-particle&quot;: &quot;&quot;, &quot;family&quot;: &quot;Marillonnet&quot;, &quot;given&quot;: &quot;Sylvestre&quot;}], &quot;id&quot;: &quot;ITEM-2&quot;, &quot;DOI&quot;: &quot;10.1371/journal.pone.0003647&quot;, &quot;issued&quot;: {&quot;date-parts&quot;: [[&quot;2008&quot;, &quot;11&quot;, &quot;5&quot;]]}}}, {&quot;uris&quot;: [&quot;http://www.mendeley.com/documents/?uuid=d48a150c-ab1c-3f06-a299-991d62fc7490&quot;], &quot;id&quot;: &quot;ITEM-3&quot;, &quot;itemData&quot;: {&quot;volume&quot;: &quot;6&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editor&quot;: [{&quot;non-dropping-particle&quot;: &quot;&quot;, &quot;suffix&quot;: &quot;&quot;, &quot;parse-names&quot;: false, &quot;dropping-particle&quot;: &quot;&quot;, &quot;family&quot;: &quot;Peccoud&quot;, &quot;given&quot;: &quot;Jean&quot;}], &quot;title&quot;: &quot;A Modular Cloning System for Standardized Assembly of Multigene Constructs&quot;, &quot;ISSN&quot;: &quot;1932-6203&quot;, &quot;issue&quot;: &quot;2&quot;, &quot;page&quot;: &quot;e16765&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Weber&quot;, &quot;given&quot;: &quot;Ernst&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Gruetzner&quot;, &quot;given&quot;: &quot;Ramona&quot;}, {&quot;non-dropping-particle&quot;: &quot;&quot;, &quot;suffix&quot;: &quot;&quot;, &quot;parse-names&quot;: false, &quot;dropping-particle&quot;: &quot;&quot;, &quot;family&quot;: &quot;Werner&quot;, &quot;given&quot;: &quot;Stefan&quot;}, {&quot;non-dropping-particle&quot;: &quot;&quot;, &quot;suffix&quot;: &quot;&quot;, &quot;parse-names&quot;: false, &quot;dropping-particle&quot;: &quot;&quot;, &quot;family&quot;: &quot;Marillonnet&quot;, &quot;given&quot;: &quot;Sylvestre&quot;}], &quot;id&quot;: &quot;ITEM-3&quot;, &quot;DOI&quot;: &quot;10.1371/journal.pone.0016765&quot;, &quot;issued&quot;: {&quot;date-parts&quot;: [[&quot;2011&quot;, &quot;2&quot;, &quot;18&quot;]]}}}], &quot;mendeley&quot;: {&quot;formattedCitation&quot;: &quot;(Engler, Kandzia, &amp; Marillonnet, 2008; R\u00f8kke, Korvald, Pahr, \u00d8y\u00e5s, &amp; Lale, 2014; Weber, Engler, Gruetzner, Werner, &amp; Marillonnet, 2011)&quot;, &quot;plainTextFormattedCitation&quot;: &quot;(Engler, Kandzia, &amp; Marillonnet, 2008; R\u00f8kke, Korvald, Pahr, \u00d8y\u00e5s, &amp; Lale, 2014; Weber, Engler, Gruetzner, Werner, &amp; Marillonnet, 2011)&quot;, &quot;previouslyFormattedCitation&quot;: &quot;(Engler, Kandzia, &amp; Marillonnet, 2008; R\u00f8kke, Korvald, Pahr, \u00d8y\u00e5s, &amp; Lale, 2014; Weber, Engler, Gruetzner, Werner, &amp; Marillonnet, 2011)&quot;, &quot;manualFormatting&quot;: &quot;(Engler, Kandzia, &amp; Marillonnet, 2008; R\u00f8kke et al., 2014; Weber et al., 2011)&quot;}, &quot;properties&quot;: {&quot;noteIndex&quot;: 0}, &quot;schema&quot;: &quot;https://github.com/citation-style-language/schema/raw/master/csl-citation.json&quot;} RND8ziAUj9cpu"/><text:span text:style-name="T4">(Engler, Kandzia, &amp; Marillonnet, 2008; Røkke et al., 2014; Weber et al., 2011)</text:span><text:reference-mark-end text:name="ADDIN CSL_CITATION {&quot;citationItems&quot;: [{&quot;uris&quot;: [&quot;http://www.mendeley.com/documents/?uuid=30ca44cd-07ee-3091-829c-83a766426433&quot;], &quot;id&quot;: &quot;ITEM-1&quot;, &quot;itemData&quot;: {&quot;publisher&quot;: &quot;Humana Press, Totowa, NJ&quot;, &quot;type&quot;: &quot;chapter&quot;, &quot;author&quot;: [{&quot;non-dropping-particle&quot;: &quot;&quot;, &quot;suffix&quot;: &quot;&quot;, &quot;parse-names&quot;: false, &quot;dropping-particle&quot;: &quot;&quot;, &quot;family&quot;: &quot;R\u00f8kke&quot;, &quot;given&quot;: &quot;Gunvor&quot;}, {&quot;non-dropping-particle&quot;: &quot;&quot;, &quot;suffix&quot;: &quot;&quot;, &quot;parse-names&quot;: false, &quot;dropping-particle&quot;: &quot;&quot;, &quot;family&quot;: &quot;Korvald&quot;, &quot;given&quot;: &quot;Eirin&quot;}, {&quot;non-dropping-particle&quot;: &quot;&quot;, &quot;suffix&quot;: &quot;&quot;, &quot;parse-names&quot;: false, &quot;dropping-particle&quot;: &quot;&quot;, &quot;family&quot;: &quot;Pahr&quot;, &quot;given&quot;: &quot;Jarle&quot;}, {&quot;non-dropping-particle&quot;: &quot;&quot;, &quot;suffix&quot;: &quot;&quot;, &quot;parse-names&quot;: false, &quot;dropping-particle&quot;: &quot;&quot;, &quot;family&quot;: &quot;\u00d8y\u00e5s&quot;, &quot;given&quot;: &quot;Ove&quot;}, {&quot;non-dropping-particle&quot;: &quot;&quot;, &quot;suffix&quot;: &quot;&quot;, &quot;parse-names&quot;: false, &quot;dropping-particle&quot;: &quot;&quot;, &quot;family&quot;: &quot;Lale&quot;, &quot;given&quot;: &quot;Rahmi&quot;}], &quot;title&quot;: &quot;BioBrick Assembly Standards and Techniques and Associated Software Tools&quot;, &quot;id&quot;: &quot;ITEM-1&quot;, &quot;page&quot;: &quot;1-24&quot;, &quot;issued&quot;: {&quot;date-parts&quot;: [[&quot;2014&quot;]]}, &quot;DOI&quot;: &quot;10.1007/978-1-62703-764-8_1&quot;}}, {&quot;uris&quot;: [&quot;http://www.mendeley.com/documents/?uuid=82b32046-3928-32c8-a8b6-c1c1e0b58e5a&quot;], &quot;id&quot;: &quot;ITEM-2&quot;, &quot;itemData&quot;: {&quot;volume&quot;: &quot;3&quot;, &quot;abstract&quot;: &quot;Current cloning technologies based on site-specific recombination are efficient, simple to use, and flexible, but have the drawback of leaving recombination site sequences in the final construct, adding an extra 8 to 13 amino acids to the expressed protein. We have devised a simple and rapid subcloning strategy to transfer any DNA fragment of interest from an entry clone into an expression vector, without this shortcoming. The strategy is based on the use of type IIs restriction enzymes, which cut outside of their recognition sequence. With proper design of the cleavage sites, two fragments cut by type IIs restriction enzymes can be ligated into a product lacking the original restriction site. Based on this property, a cloning strategy called \u2018Golden Gate\u2019 cloning was devised that allows to obtain in one tube and one step close to one hundred percent correct recombinant plasmids after just a 5 minute restriction-ligation. This method is therefore as efficient as currently used recombination-based cloning technologies but yields recombinant plasmids that do not contain unwanted sequences in the final construct, thus providing precision for this fundamental process of genetic manipulation.&quot;, &quot;editor&quot;: [{&quot;non-dropping-particle&quot;: &quot;&quot;, &quot;suffix&quot;: &quot;&quot;, &quot;parse-names&quot;: false, &quot;dropping-particle&quot;: &quot;&quot;, &quot;family&quot;: &quot;El-Shemy&quot;, &quot;given&quot;: &quot;Hany A.&quot;}], &quot;title&quot;: &quot;A One Pot, One Step, Precision Cloning Method with High Throughput Capability&quot;, &quot;ISSN&quot;: &quot;1932-6203&quot;, &quot;issue&quot;: &quot;11&quot;, &quot;page&quot;: &quot;e3647&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Kandzia&quot;, &quot;given&quot;: &quot;Romy&quot;}, {&quot;non-dropping-particle&quot;: &quot;&quot;, &quot;suffix&quot;: &quot;&quot;, &quot;parse-names&quot;: false, &quot;dropping-particle&quot;: &quot;&quot;, &quot;family&quot;: &quot;Marillonnet&quot;, &quot;given&quot;: &quot;Sylvestre&quot;}], &quot;id&quot;: &quot;ITEM-2&quot;, &quot;DOI&quot;: &quot;10.1371/journal.pone.0003647&quot;, &quot;issued&quot;: {&quot;date-parts&quot;: [[&quot;2008&quot;, &quot;11&quot;, &quot;5&quot;]]}}}, {&quot;uris&quot;: [&quot;http://www.mendeley.com/documents/?uuid=d48a150c-ab1c-3f06-a299-991d62fc7490&quot;], &quot;id&quot;: &quot;ITEM-3&quot;, &quot;itemData&quot;: {&quot;volume&quot;: &quot;6&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editor&quot;: [{&quot;non-dropping-particle&quot;: &quot;&quot;, &quot;suffix&quot;: &quot;&quot;, &quot;parse-names&quot;: false, &quot;dropping-particle&quot;: &quot;&quot;, &quot;family&quot;: &quot;Peccoud&quot;, &quot;given&quot;: &quot;Jean&quot;}], &quot;title&quot;: &quot;A Modular Cloning System for Standardized Assembly of Multigene Constructs&quot;, &quot;ISSN&quot;: &quot;1932-6203&quot;, &quot;issue&quot;: &quot;2&quot;, &quot;page&quot;: &quot;e16765&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Weber&quot;, &quot;given&quot;: &quot;Ernst&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Gruetzner&quot;, &quot;given&quot;: &quot;Ramona&quot;}, {&quot;non-dropping-particle&quot;: &quot;&quot;, &quot;suffix&quot;: &quot;&quot;, &quot;parse-names&quot;: false, &quot;dropping-particle&quot;: &quot;&quot;, &quot;family&quot;: &quot;Werner&quot;, &quot;given&quot;: &quot;Stefan&quot;}, {&quot;non-dropping-particle&quot;: &quot;&quot;, &quot;suffix&quot;: &quot;&quot;, &quot;parse-names&quot;: false, &quot;dropping-particle&quot;: &quot;&quot;, &quot;family&quot;: &quot;Marillonnet&quot;, &quot;given&quot;: &quot;Sylvestre&quot;}], &quot;id&quot;: &quot;ITEM-3&quot;, &quot;DOI&quot;: &quot;10.1371/journal.pone.0016765&quot;, &quot;issued&quot;: {&quot;date-parts&quot;: [[&quot;2011&quot;, &quot;2&quot;, &quot;18&quot;]]}}}], &quot;mendeley&quot;: {&quot;formattedCitation&quot;: &quot;(Engler, Kandzia, &amp; Marillonnet, 2008; R\u00f8kke, Korvald, Pahr, \u00d8y\u00e5s, &amp; Lale, 2014; Weber, Engler, Gruetzner, Werner, &amp; Marillonnet, 2011)&quot;, &quot;plainTextFormattedCitation&quot;: &quot;(Engler, Kandzia, &amp; Marillonnet, 2008; R\u00f8kke, Korvald, Pahr, \u00d8y\u00e5s, &amp; Lale, 2014; Weber, Engler, Gruetzner, Werner, &amp; Marillonnet, 2011)&quot;, &quot;previouslyFormattedCitation&quot;: &quot;(Engler, Kandzia, &amp; Marillonnet, 2008; R\u00f8kke, Korvald, Pahr, \u00d8y\u00e5s, &amp; Lale, 2014; Weber, Engler, Gruetzner, Werner, &amp; Marillonnet, 2011)&quot;, &quot;manualFormatting&quot;: &quot;(Engler, Kandzia, &amp; Marillonnet, 2008; R\u00f8kke et al., 2014; Weber et al., 2011)&quot;}, &quot;properties&quot;: {&quot;noteIndex&quot;: 0}, &quot;schema&quot;: &quot;https://github.com/citation-style-language/schema/raw/master/csl-citation.json&quot;} RND8ziAUj9cpu"/><text:span text:style-name="T3">. These assembly methods address issues inherent in DNA construct design and methodology, such as gene pathway engineering, the need for standardisation of parts, and limitations based on the size of the assembled construct. As synthetic biology aims to replicate the design → build → test feedback loop and standardisation used by true engineering disciplines, there exists a need to develop assembly methods focused on overcoming the limitations of DNA construct design and methods in order to more easily and efficiently create new constructs, or amend existing ones. </text:span><text:tab/></text:p>
      <text:p text:style-name="P4"><text:span text:style-name="T2"><text:tab/>This report describes the process, methods and results of DNA construction using Molecular Cloning (“MoClo”) described by </text:span><text:reference-mark-start text:name="ADDIN CSL_CITATION {&quot;citationItems&quot;: [{&quot;uris&quot;: [&quot;http://www.mendeley.com/documents/?uuid=d48a150c-ab1c-3f06-a299-991d62fc7490&quot;], &quot;id&quot;: &quot;ITEM-1&quot;, &quot;itemData&quot;: {&quot;volume&quot;: &quot;6&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editor&quot;: [{&quot;non-dropping-particle&quot;: &quot;&quot;, &quot;suffix&quot;: &quot;&quot;, &quot;parse-names&quot;: false, &quot;dropping-particle&quot;: &quot;&quot;, &quot;family&quot;: &quot;Peccoud&quot;, &quot;given&quot;: &quot;Jean&quot;}], &quot;title&quot;: &quot;A Modular Cloning System for Standardized Assembly of Multigene Constructs&quot;, &quot;ISSN&quot;: &quot;1932-6203&quot;, &quot;issue&quot;: &quot;2&quot;, &quot;page&quot;: &quot;e16765&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Weber&quot;, &quot;given&quot;: &quot;Ernst&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Gruetzner&quot;, &quot;given&quot;: &quot;Ramona&quot;}, {&quot;non-dropping-particle&quot;: &quot;&quot;, &quot;suffix&quot;: &quot;&quot;, &quot;parse-names&quot;: false, &quot;dropping-particle&quot;: &quot;&quot;, &quot;family&quot;: &quot;Werner&quot;, &quot;given&quot;: &quot;Stefan&quot;}, {&quot;non-dropping-particle&quot;: &quot;&quot;, &quot;suffix&quot;: &quot;&quot;, &quot;parse-names&quot;: false, &quot;dropping-particle&quot;: &quot;&quot;, &quot;family&quot;: &quot;Marillonnet&quot;, &quot;given&quot;: &quot;Sylvestre&quot;}], &quot;id&quot;: &quot;ITEM-1&quot;, &quot;DOI&quot;: &quot;10.1371/journal.pone.0016765&quot;, &quot;issued&quot;: {&quot;date-parts&quot;: [[&quot;2011&quot;, &quot;2&quot;, &quot;18&quot;]]}}}], &quot;mendeley&quot;: {&quot;formattedCitation&quot;: &quot;(Weber et al., 2011)&quot;, &quot;plainTextFormattedCitation&quot;: &quot;(Weber et al., 2011)&quot;}, &quot;properties&quot;: {&quot;noteIndex&quot;: 0}, &quot;schema&quot;: &quot;https://github.com/citation-style-language/schema/raw/master/csl-citation.json&quot;} RND7ZfYK3k92a"/><text:span text:style-name="T5">Weber et al </text:span><text:span text:style-name="T6">(</text:span><text:span text:style-name="T5">2011).</text:span><text:span text:style-name="T8"> </text:span><text:reference-mark-end text:name="ADDIN CSL_CITATION {&quot;citationItems&quot;: [{&quot;uris&quot;: [&quot;http://www.mendeley.com/documents/?uuid=d48a150c-ab1c-3f06-a299-991d62fc7490&quot;], &quot;id&quot;: &quot;ITEM-1&quot;, &quot;itemData&quot;: {&quot;volume&quot;: &quot;6&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editor&quot;: [{&quot;non-dropping-particle&quot;: &quot;&quot;, &quot;suffix&quot;: &quot;&quot;, &quot;parse-names&quot;: false, &quot;dropping-particle&quot;: &quot;&quot;, &quot;family&quot;: &quot;Peccoud&quot;, &quot;given&quot;: &quot;Jean&quot;}], &quot;title&quot;: &quot;A Modular Cloning System for Standardized Assembly of Multigene Constructs&quot;, &quot;ISSN&quot;: &quot;1932-6203&quot;, &quot;issue&quot;: &quot;2&quot;, &quot;page&quot;: &quot;e16765&quot;, &quot;container-title&quot;: &quot;PLoS ONE&quot;, &quot;publisher&quot;: &quot;Public Library of Science&quot;, &quot;type&quot;: &quot;article-journal&quot;, &quot;author&quot;: [{&quot;non-dropping-particle&quot;: &quot;&quot;, &quot;suffix&quot;: &quot;&quot;, &quot;parse-names&quot;: false, &quot;dropping-particle&quot;: &quot;&quot;, &quot;family&quot;: &quot;Weber&quot;, &quot;given&quot;: &quot;Ernst&quot;}, {&quot;non-dropping-particle&quot;: &quot;&quot;, &quot;suffix&quot;: &quot;&quot;, &quot;parse-names&quot;: false, &quot;dropping-particle&quot;: &quot;&quot;, &quot;family&quot;: &quot;Engler&quot;, &quot;given&quot;: &quot;Carola&quot;}, {&quot;non-dropping-particle&quot;: &quot;&quot;, &quot;suffix&quot;: &quot;&quot;, &quot;parse-names&quot;: false, &quot;dropping-particle&quot;: &quot;&quot;, &quot;family&quot;: &quot;Gruetzner&quot;, &quot;given&quot;: &quot;Ramona&quot;}, {&quot;non-dropping-particle&quot;: &quot;&quot;, &quot;suffix&quot;: &quot;&quot;, &quot;parse-names&quot;: false, &quot;dropping-particle&quot;: &quot;&quot;, &quot;family&quot;: &quot;Werner&quot;, &quot;given&quot;: &quot;Stefan&quot;}, {&quot;non-dropping-particle&quot;: &quot;&quot;, &quot;suffix&quot;: &quot;&quot;, &quot;parse-names&quot;: false, &quot;dropping-particle&quot;: &quot;&quot;, &quot;family&quot;: &quot;Marillonnet&quot;, &quot;given&quot;: &quot;Sylvestre&quot;}], &quot;id&quot;: &quot;ITEM-1&quot;, &quot;DOI&quot;: &quot;10.1371/journal.pone.0016765&quot;, &quot;issued&quot;: {&quot;date-parts&quot;: [[&quot;2011&quot;, &quot;2&quot;, &quot;18&quot;]]}}}], &quot;mendeley&quot;: {&quot;formattedCitation&quot;: &quot;(Weber et al., 2011)&quot;, &quot;plainTextFormattedCitation&quot;: &quot;(Weber et al., 2011)&quot;}, &quot;properties&quot;: {&quot;noteIndex&quot;: 0}, &quot;schema&quot;: &quot;https://github.com/citation-style-language/schema/raw/master/csl-citation.json&quot;} RND7ZfYK3k92a"/><text:span text:style-name="T7">It was chosen for the following reasons: it is an iteration of Golden Gate design, which itself uses directional assembly of multiple DNA parts in a single-step reaction. It uses Type IIS restriction endonucleases, which cut outside of their recognition sites, and due to the overhanging nature of the resulting DNA overhands can be used in a restriction-ligation reaction to chain standardised DNA parts together in a particular order. MoClo is based on creating “Level 0” plasmids that contain a single DNA part such as promoters, ribosome binding sites (RBS), coding sequences (CDS) and terminators, which are then used in a restriction-ligation reaction to create “Level 1” transcriptional units that contain a whole genetic construct (i.e. a directional DNA sequence inserted into a host which allows the gene to be express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6:20:51.408000000</meta:creation-date>
    <dc:date>2019-11-26T17:02:58.177000000</dc:date>
    <meta:editing-duration>PT31M54S</meta:editing-duration>
    <meta:editing-cycles>5</meta:editing-cycles>
    <meta:generator>LibreOffice/6.2.8.2$Windows_X86_64 LibreOffice_project/f82ddfca21ebc1e222a662a32b25c0c9d20169ee</meta:generator>
    <meta:document-statistic meta:table-count="0" meta:image-count="0" meta:object-count="0" meta:page-count="1" meta:paragraph-count="3" meta:word-count="311" meta:character-count="2015" meta:non-whitespace-character-count="1700"/>
    <meta:user-defined meta:name="Mendeley Citation Style_1">http://www.zotero.org/styles/apa</meta:user-defined>
    <meta:user-defined meta:name="Mendeley Document_1">True</meta:user-defined>
    <meta:user-defined meta:name="Mendeley Unique User Id_1">e95778e8-4642-3932-b5ac-38488af4473b</meta:user-defined>
  </office:meta>
</office:document-meta>
</file>